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3.21mm"/>
    </style:style>
    <style:style style:name="co10" style:family="table-column">
      <style:table-column-properties fo:break-before="auto" style:column-width="44.93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23.69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2.33mm"/>
    </style:style>
    <style:style style:name="co13" style:family="table-column">
      <style:table-column-properties fo:break-before="auto" style:column-width="34.85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43.83mm"/>
    </style:style>
    <style:style style:name="co19" style:family="table-column">
      <style:table-column-properties fo:break-before="auto" style:column-width="33.5mm"/>
    </style:style>
    <style:style style:name="co20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99ff99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9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cc33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ff99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l data" table:style-name="ta1">
        <table:table-column table:style-name="co1" table:default-cell-style-name="ce10"/>
        <table:table-column table:style-name="co6" table:default-cell-style-name="ce11"/>
        <table:table-column table:style-name="co7" table:default-cell-style-name="ce12"/>
        <table:table-column table:style-name="co8" table:default-cell-style-name="ce11"/>
        <table:table-column table:style-name="co9" table:default-cell-style-name="ce12"/>
        <table:table-column table:style-name="co11" table:default-cell-style-name="ce11"/>
        <table:table-column table:style-name="co12" table:default-cell-style-name="ce11"/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C50 Lit</text:p>
          </table:table-cell>
          <table:table-cell table:style-name="ce9" office:value-type="string" calcext:value-type="string">
            <text:p>C50 Tar</text:p>
          </table:table-cell>
          <table:table-cell table:style-name="ce9" office:value-type="string" calcext:value-type="string">
            <text:p>Forest Lit</text:p>
          </table:table-cell>
          <table:table-cell table:style-name="ce9" office:value-type="string" calcext:value-type="string">
            <text:p>Forest Tar</text:p>
          </table:table-cell>
          <table:table-cell table:style-name="ce9" office:value-type="string" calcext:value-type="string">
            <text:p>e1071 Lit</text:p>
          </table:table-cell>
          <table:table-cell table:style-name="ce9" office:value-type="string" calcext:value-type="string">
            <text:p>e1071 Tar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45762711864407" calcext:value-type="float">
            <text:p>0,7458</text:p>
          </table:table-cell>
          <table:table-cell table:style-name="ce11" office:value-type="float" office:value="0.964912280701754" calcext:value-type="float">
            <text:p>0,9649</text:p>
          </table:table-cell>
          <table:table-cell office:value-type="float" office:value="0.966101694915254" calcext:value-type="float">
            <text:p>0,9661</text:p>
          </table:table-cell>
          <table:table-cell office:value-type="float" office:value="1" calcext:value-type="float">
            <text:p>1,0000</text:p>
          </table:table-cell>
          <table:table-cell office:value-type="float" office:value="0.986206896551724" calcext:value-type="float">
            <text:p>0,9862</text:p>
          </table:table-cell>
          <table:table-cell office:value-type="float" office:value="0.93" calcext:value-type="float">
            <text:p>0,9300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684210526315789" calcext:value-type="float">
            <text:p>0,6842</text:p>
          </table:table-cell>
          <table:table-cell table:style-name="ce11" office:value-type="float" office:value="0.894736842105263" calcext:value-type="float">
            <text:p>0,8947</text:p>
          </table:table-cell>
          <table:table-cell office:value-type="float" office:value="0.5" calcext:value-type="float">
            <text:p>0,5000</text:p>
          </table:table-cell>
          <table:table-cell office:value-type="float" office:value="0.941176470588235" calcext:value-type="float">
            <text:p>0,9412</text:p>
          </table:table-cell>
          <table:table-cell office:value-type="float" office:value="0.4" calcext:value-type="float">
            <text:p>0,4000</text:p>
          </table:table-cell>
          <table:table-cell office:value-type="float" office:value="1" calcext:value-type="float">
            <text:p>1,0000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923076923076923" calcext:value-type="float">
            <text:p>0,9231</text:p>
          </table:table-cell>
          <table:table-cell table:style-name="ce11" office:value-type="float" office:value="0.941176470588235" calcext:value-type="float">
            <text:p>0,9412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table:number-columns-repeated="2" table:style-name="ce12" office:value-type="float" office:value="1" calcext:value-type="float">
            <text:p>1,0000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82352941176471" calcext:value-type="float">
            <text:p>0,8824</text:p>
          </table:table-cell>
          <table:table-cell table:style-name="ce11" office:value-type="float" office:value="0.9" calcext:value-type="float">
            <text:p>0,9000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0.846153846153846" calcext:value-type="float">
            <text:p>0,8462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5" calcext:value-type="float">
            <text:p>0,5000</text:p>
          </table:table-cell>
          <table:table-cell table:style-name="ce11" office:value-type="float" office:value="0.8" calcext:value-type="float">
            <text:p>0,8000</text:p>
          </table:table-cell>
          <table:table-cell office:value-type="float" office:value="0.5" calcext:value-type="float">
            <text:p>0,5000</text:p>
          </table:table-cell>
          <table:table-cell table:style-name="ce11" office:value-type="float" office:value="0.8" calcext:value-type="float">
            <text:p>0,8000</text:p>
          </table:table-cell>
          <table:table-cell office:value-type="float" office:value="0.5" calcext:value-type="float">
            <text:p>0,5000</text:p>
          </table:table-cell>
          <table:table-cell table:style-name="ce12" office:value-type="float" office:value="0.857142857142857" calcext:value-type="float">
            <text:p>0,8571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75" calcext:value-type="float">
            <text:p>0,7500</text:p>
          </table:table-cell>
          <table:table-cell table:style-name="ce11" office:value-type="float" office:value="0.882352941176471" calcext:value-type="float">
            <text:p>0,8824</text:p>
          </table:table-cell>
          <table:table-cell office:value-type="float" office:value="0.727272727272727" calcext:value-type="float">
            <text:p>0,7273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2" calcext:value-type="float">
            <text:p>0,2000</text:p>
          </table:table-cell>
          <table:table-cell office:value-type="float" office:value="0.909090909090909" calcext:value-type="float">
            <text:p>0,9091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608695652173913" calcext:value-type="float">
            <text:p>0,6087</text:p>
          </table:table-cell>
          <table:table-cell table:style-name="ce11" office:value-type="float" office:value="0.894736842105263" calcext:value-type="float">
            <text:p>0,8947</text:p>
          </table:table-cell>
          <table:table-cell office:value-type="float" office:value="0.785714285714286" calcext:value-type="float">
            <text:p>0,7857</text:p>
          </table:table-cell>
          <table:table-cell table:style-name="ce11" office:value-type="float" office:value="0.894736842105263" calcext:value-type="float">
            <text:p>0,8947</text:p>
          </table:table-cell>
          <table:table-cell office:value-type="float" office:value="0.428571428571429" calcext:value-type="float">
            <text:p>0,4286</text:p>
          </table:table-cell>
          <table:table-cell table:style-name="ce12" office:value-type="float" office:value="1" calcext:value-type="float">
            <text:p>1,0000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736842105263158" calcext:value-type="float">
            <text:p>0,7368</text:p>
          </table:table-cell>
          <table:table-cell office:value-type="float" office:value="1" calcext:value-type="float">
            <text:p>1,0000</text:p>
          </table:table-cell>
          <table:table-cell office:value-type="float" office:value="0.916666666666667" calcext:value-type="float">
            <text:p>0,9167</text:p>
          </table:table-cell>
          <table:table-cell office:value-type="float" office:value="1" calcext:value-type="float">
            <text:p>1,0000</text:p>
          </table:table-cell>
          <table:table-cell office:value-type="float" office:value="0.75" calcext:value-type="float">
            <text:p>0,7500</text:p>
          </table:table-cell>
          <table:table-cell office:value-type="float" office:value="0.8" calcext:value-type="float">
            <text:p>0,8000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928571428571429" calcext:value-type="float">
            <text:p>0,9286</text:p>
          </table:table-cell>
          <table:table-cell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0.923076923076923" calcext:value-type="float">
            <text:p>0,9231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table:style-name="ce12" office:value-type="float" office:value="1" calcext:value-type="float">
            <text:p>1,0000</text:p>
          </table:table-cell>
          <table:table-cell table:style-name="ce14" office:value-type="float" office:value="0.9" calcext:value-type="float">
            <text:p>0,9000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22222222222222" calcext:value-type="float">
            <text:p>0,7222</text:p>
          </table:table-cell>
          <table:table-cell table:style-name="ce11" office:value-type="float" office:value="0.941176470588235" calcext:value-type="float">
            <text:p>0,9412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0.947368421052632" calcext:value-type="float">
            <text:p>0,9474</text:p>
          </table:table-cell>
          <table:table-cell office:value-type="float" office:value="0.75" calcext:value-type="float">
            <text:p>0,7500</text:p>
          </table:table-cell>
          <table:table-cell office:value-type="float" office:value="0.888888888888889" calcext:value-type="float">
            <text:p>0,8889</text:p>
          </table:table-cell>
        </table:table-row>
        <table:table-row table:style-name="ro1">
          <table:table-cell office:value-type="string" calcext:value-type="string">
            <text:p>CV all</text:p>
          </table:table-cell>
          <table:table-cell table:formula="of:=AVERAGE([.B3:.B12])" office:value-type="float" office:value="0.773597179879991" calcext:value-type="float">
            <text:p>0,7736</text:p>
          </table:table-cell>
          <table:table-cell table:style-name="ce11" table:formula="of:=AVERAGE([.C3:.C12])" office:value-type="float" office:value="0.925417956656347" calcext:value-type="float">
            <text:p>0,9254</text:p>
          </table:table-cell>
          <table:table-cell table:formula="of:=AVERAGE([.D3:.D12])" office:value-type="float" office:value="0.809632034632035" calcext:value-type="float">
            <text:p>0,8096</text:p>
          </table:table-cell>
          <table:table-cell table:formula="of:=AVERAGE([.E3:.E12])" office:value-type="float" office:value="0.952772617819057" calcext:value-type="float">
            <text:p>0,9528</text:p>
          </table:table-cell>
          <table:table-cell table:formula="of:=AVERAGE([.F3:.F12])" office:value-type="float" office:value="0.66952380952381" calcext:value-type="float">
            <text:p>0,6695</text:p>
          </table:table-cell>
          <table:table-cell table:formula="of:=AVERAGE([.G3:.G12])" office:value-type="float" office:value="0.912435342435342" calcext:value-type="float">
            <text:p>0,912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9375" calcext:value-type="float">
            <text:p>0,9375</text:p>
          </table:table-cell>
          <table:table-cell table:style-name="ce11" office:value-type="float" office:value="0.95" calcext:value-type="float">
            <text:p>0,9500</text:p>
          </table:table-cell>
          <table:table-cell table:style-name="ce12" office:value-type="float" office:value="1" calcext:value-type="float">
            <text:p>1,0000</text:p>
          </table:table-cell>
          <table:table-cell office:value-type="float" office:value="1" calcext:value-type="float">
            <text:p>1,0000</text:p>
          </table:table-cell>
          <table:table-cell table:number-columns-repeated="2" table:style-name="ce12" office:value-type="float" office:value="1" calcext:value-type="float">
            <text:p>1,0000</text:p>
          </table:table-cell>
        </table:table-row>
        <table:table-row table:style-name="ro1">
          <table:table-cell table:style-name="Default"/>
          <table:table-cell table:style-name="ce13" table:number-columns-repeated="6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C50 Lit</text:p>
          </table:table-cell>
          <table:table-cell table:style-name="ce9" office:value-type="string" calcext:value-type="string">
            <text:p>C50 Tar</text:p>
          </table:table-cell>
          <table:table-cell table:style-name="ce9" office:value-type="string" calcext:value-type="string">
            <text:p>Forest Lit</text:p>
          </table:table-cell>
          <table:table-cell table:style-name="ce9" office:value-type="string" calcext:value-type="string">
            <text:p>Forest Tar</text:p>
          </table:table-cell>
          <table:table-cell table:style-name="ce9" office:value-type="string" calcext:value-type="string">
            <text:p>e1071 Lit</text:p>
          </table:table-cell>
          <table:table-cell table:style-name="ce9" office:value-type="string" calcext:value-type="string">
            <text:p>e1071 Tar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5" calcext:value-type="float">
            <text:p>0,7500</text:p>
          </table:table-cell>
          <table:table-cell table:style-name="ce11" office:value-type="float" office:value="0.9375" calcext:value-type="float">
            <text:p>0,9375</text:p>
          </table:table-cell>
          <table:table-cell office:value-type="float" office:value="0.647727272727273" calcext:value-type="float">
            <text:p>0,6477</text:p>
          </table:table-cell>
          <table:table-cell office:value-type="float" office:value="1" calcext:value-type="float">
            <text:p>1,0000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528409090909091" calcext:value-type="float">
            <text:p>0,5284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722222222222222" calcext:value-type="float">
            <text:p>0,7222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222222222222222" calcext:value-type="float">
            <text:p>0,2222</text:p>
          </table:table-cell>
          <table:table-cell table:style-name="ce11" office:value-type="float" office:value="0.888888888888889" calcext:value-type="float">
            <text:p>0,8889</text:p>
          </table:table-cell>
          <table:table-cell office:value-type="float" office:value="0.111111111111111" calcext:value-type="float">
            <text:p>0,1111</text:p>
          </table:table-cell>
          <table:table-cell office:value-type="float" office:value="0.388888888888889" calcext:value-type="float">
            <text:p>0,3889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705882352941177" calcext:value-type="float">
            <text:p>0,7059</text:p>
          </table:table-cell>
          <table:table-cell office:value-type="float" office:value="0.941176470588235" calcext:value-type="float">
            <text:p>0,9412</text:p>
          </table:table-cell>
          <table:table-cell office:value-type="float" office:value="0.411764705882353" calcext:value-type="float">
            <text:p>0,4118</text:p>
          </table:table-cell>
          <table:table-cell table:style-name="ce11" office:value-type="float" office:value="0.882352941176471" calcext:value-type="float">
            <text:p>0,8824</text:p>
          </table:table-cell>
          <table:table-cell office:value-type="float" office:value="0.0588235294117647" calcext:value-type="float">
            <text:p>0,0588</text:p>
          </table:table-cell>
          <table:table-cell office:value-type="float" office:value="0.529411764705882" calcext:value-type="float">
            <text:p>0,5294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33333333333333" calcext:value-type="float">
            <text:p>0,8333</text:p>
          </table:table-cell>
          <table:table-cell office:value-type="float" office:value="1" calcext:value-type="float">
            <text:p>1,0000</text:p>
          </table:table-cell>
          <table:table-cell office:value-type="float" office:value="0.5" calcext:value-type="float">
            <text:p>0,5000</text:p>
          </table:table-cell>
          <table:table-cell table:style-name="ce11" office:value-type="float" office:value="0.944444444444444" calcext:value-type="float">
            <text:p>0,9444</text:p>
          </table:table-cell>
          <table:table-cell office:value-type="float" office:value="0.111111111111111" calcext:value-type="float">
            <text:p>0,1111</text:p>
          </table:table-cell>
          <table:table-cell office:value-type="float" office:value="0.611111111111111" calcext:value-type="float">
            <text:p>0,6111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411764705882353" calcext:value-type="float">
            <text:p>0,4118</text:p>
          </table:table-cell>
          <table:table-cell office:value-type="float" office:value="0.705882352941177" calcext:value-type="float">
            <text:p>0,7059</text:p>
          </table:table-cell>
          <table:table-cell office:value-type="float" office:value="0.235294117647059" calcext:value-type="float">
            <text:p>0,2353</text:p>
          </table:table-cell>
          <table:table-cell office:value-type="float" office:value="0.705882352941177" calcext:value-type="float">
            <text:p>0,7059</text:p>
          </table:table-cell>
          <table:table-cell office:value-type="float" office:value="0.0588235294117647" calcext:value-type="float">
            <text:p>0,0588</text:p>
          </table:table-cell>
          <table:table-cell office:value-type="float" office:value="0.352941176470588" calcext:value-type="float">
            <text:p>0,3529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666666666666667" calcext:value-type="float">
            <text:p>0,6667</text:p>
          </table:table-cell>
          <table:table-cell table:style-name="ce11" office:value-type="float" office:value="0.833333333333333" calcext:value-type="float">
            <text:p>0,8333</text:p>
          </table:table-cell>
          <table:table-cell office:value-type="float" office:value="0.444444444444444" calcext:value-type="float">
            <text:p>0,4444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0555555555555556" calcext:value-type="float">
            <text:p>0,0556</text:p>
          </table:table-cell>
          <table:table-cell office:value-type="float" office:value="0.555555555555556" calcext:value-type="float">
            <text:p>0,5556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611111111111111" calcext:value-type="float">
            <text:p>0,6111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166666666666667" calcext:value-type="float">
            <text:p>0,1667</text:p>
          </table:table-cell>
          <table:table-cell office:value-type="float" office:value="0.66666666666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1" calcext:value-type="float">
            <text:p>1,0000</text:p>
          </table:table-cell>
          <table:table-cell office:value-type="float" office:value="0.611111111111111" calcext:value-type="float">
            <text:p>0,6111</text:p>
          </table:table-cell>
          <table:table-cell table:style-name="ce11" office:value-type="float" office:value="0.944444444444444" calcext:value-type="float">
            <text:p>0,9444</text:p>
          </table:table-cell>
          <table:table-cell office:value-type="float" office:value="0.166666666666667" calcext:value-type="float">
            <text:p>0,1667</text:p>
          </table:table-cell>
          <table:table-cell office:value-type="float" office:value="0.444444444444444" calcext:value-type="float">
            <text:p>0,4444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764705882352941" calcext:value-type="float">
            <text:p>0,7647</text:p>
          </table:table-cell>
          <table:table-cell office:value-type="float" office:value="0.882352941176471" calcext:value-type="float">
            <text:p>0,8824</text:p>
          </table:table-cell>
          <table:table-cell office:value-type="float" office:value="0.529411764705882" calcext:value-type="float">
            <text:p>0,5294</text:p>
          </table:table-cell>
          <table:table-cell office:value-type="float" office:value="0.882352941176471" calcext:value-type="float">
            <text:p>0,8824</text:p>
          </table:table-cell>
          <table:table-cell office:value-type="float" office:value="0.294117647058824" calcext:value-type="float">
            <text:p>0,2941</text:p>
          </table:table-cell>
          <table:table-cell office:value-type="float" office:value="0.705882352941177" calcext:value-type="float">
            <text:p>0,7059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647058823529412" calcext:value-type="float">
            <text:p>0,6471</text:p>
          </table:table-cell>
          <table:table-cell office:value-type="float" office:value="0.823529411764706" calcext:value-type="float">
            <text:p>0,8235</text:p>
          </table:table-cell>
          <table:table-cell office:value-type="float" office:value="0.411764705882353" calcext:value-type="float">
            <text:p>0,4118</text:p>
          </table:table-cell>
          <table:table-cell table:style-name="ce11" office:value-type="float" office:value="0.705882352941177" calcext:value-type="float">
            <text:p>0,7059</text:p>
          </table:table-cell>
          <table:table-cell office:value-type="float" office:value="0.117647058823529" calcext:value-type="float">
            <text:p>0,1176</text:p>
          </table:table-cell>
          <table:table-cell office:value-type="float" office:value="0.529411764705882" calcext:value-type="float">
            <text:p>0,5294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22222222222222" calcext:value-type="float">
            <text:p>0,7222</text:p>
          </table:table-cell>
          <table:table-cell table:style-name="ce11" office:value-type="float" office:value="0.888888888888889" calcext:value-type="float">
            <text:p>0,8889</text:p>
          </table:table-cell>
          <table:table-cell office:value-type="float" office:value="0.444444444444444" calcext:value-type="float">
            <text:p>0,4444</text:p>
          </table:table-cell>
          <table:table-cell office:value-type="float" office:value="1" calcext:value-type="float">
            <text:p>1,0000</text:p>
          </table:table-cell>
          <table:table-cell office:value-type="float" office:value="0.166666666666667" calcext:value-type="float">
            <text:p>0,1667</text:p>
          </table:table-cell>
          <table:table-cell office:value-type="float" office:value="0.444444444444444" calcext:value-type="float">
            <text:p>0,4444</text:p>
          </table:table-cell>
        </table:table-row>
        <table:table-row table:style-name="ro1">
          <table:table-cell office:value-type="string" calcext:value-type="string">
            <text:p>CV all</text:p>
          </table:table-cell>
          <table:table-cell table:formula="of:=AVERAGE([.B18:.B27])" office:value-type="float" office:value="0.702941176470588" calcext:value-type="float">
            <text:p>0,7029</text:p>
          </table:table-cell>
          <table:table-cell table:formula="of:=AVERAGE([.C18:.C27])" office:value-type="float" office:value="0.89640522875817" calcext:value-type="float">
            <text:p>0,8964</text:p>
          </table:table-cell>
          <table:table-cell table:formula="of:=AVERAGE([.D18:.D27])" office:value-type="float" office:value="0.442156862745098" calcext:value-type="float">
            <text:p>0,4422</text:p>
          </table:table-cell>
          <table:table-cell table:style-name="ce14" table:formula="of:=AVERAGE([.E18:.E27])" office:value-type="float" office:value="0.884313725490196" calcext:value-type="float">
            <text:p>0,8843</text:p>
          </table:table-cell>
          <table:table-cell table:formula="of:=AVERAGE([.F18:.F27])" office:value-type="float" office:value="0.130718954248366" calcext:value-type="float">
            <text:p>0,1307</text:p>
          </table:table-cell>
          <table:table-cell table:formula="of:=AVERAGE([.G18:.G27])" office:value-type="float" office:value="0.522875816993464" calcext:value-type="float">
            <text:p>0,522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75" calcext:value-type="float">
            <text:p>0,7500</text:p>
          </table:table-cell>
          <table:table-cell table:style-name="ce11" office:value-type="float" office:value="0.95" calcext:value-type="float">
            <text:p>0,9500</text:p>
          </table:table-cell>
          <table:table-cell office:value-type="float" office:value="0.7" calcext:value-type="float">
            <text:p>0,7000</text:p>
          </table:table-cell>
          <table:table-cell office:value-type="float" office:value="1" calcext:value-type="float">
            <text:p>1,0000</text:p>
          </table:table-cell>
          <table:table-cell office:value-type="float" office:value="0.975" calcext:value-type="float">
            <text:p>0,9750</text:p>
          </table:table-cell>
          <table:table-cell office:value-type="float" office:value="0.425" calcext:value-type="float">
            <text:p>0,4250</text:p>
          </table:table-cell>
        </table:table-row>
        <table:table-row table:style-name="ro1">
          <table:table-cell table:style-name="Default"/>
          <table:table-cell table:style-name="ce13" table:number-columns-repeated="6"/>
        </table:table-row>
        <table:table-row table:style-name="ro1">
          <table:table-cell table:style-name="ce9" office:value-type="string" calcext:value-type="string">
            <text:p>F-Score</text:p>
          </table:table-cell>
          <table:table-cell table:style-name="ce9" office:value-type="string" calcext:value-type="string">
            <text:p>C50 Lit</text:p>
          </table:table-cell>
          <table:table-cell table:style-name="ce9" office:value-type="string" calcext:value-type="string">
            <text:p>C50 Tar</text:p>
          </table:table-cell>
          <table:table-cell table:style-name="ce9" office:value-type="string" calcext:value-type="string">
            <text:p>Forest Lit</text:p>
          </table:table-cell>
          <table:table-cell table:style-name="ce9" office:value-type="string" calcext:value-type="string">
            <text:p>Forest Tar</text:p>
          </table:table-cell>
          <table:table-cell table:style-name="ce9" office:value-type="string" calcext:value-type="string">
            <text:p>e1071 Lit</text:p>
          </table:table-cell>
          <table:table-cell table:style-name="ce9" office:value-type="string" calcext:value-type="string">
            <text:p>e1071 Tar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47875354107649" calcext:value-type="float">
            <text:p>0,7479</text:p>
          </table:table-cell>
          <table:table-cell table:style-name="ce11" office:value-type="float" office:value="0.951008645533141" calcext:value-type="float">
            <text:p>0,9510</text:p>
          </table:table-cell>
          <table:table-cell office:value-type="float" office:value="0.775510204081633" calcext:value-type="float">
            <text:p>0,7755</text:p>
          </table:table-cell>
          <table:table-cell office:value-type="float" office:value="1" calcext:value-type="float">
            <text:p>1,0000</text:p>
          </table:table-cell>
          <table:table-cell office:value-type="float" office:value="0.890965732087227" calcext:value-type="float">
            <text:p>0,8910</text:p>
          </table:table-cell>
          <table:table-cell office:value-type="float" office:value="0.673913043478261" calcext:value-type="float">
            <text:p>0,6739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0.918918918918919" calcext:value-type="float">
            <text:p>0,9189</text:p>
          </table:table-cell>
          <table:table-cell office:value-type="float" office:value="0.307692307692308" calcext:value-type="float">
            <text:p>0,3077</text:p>
          </table:table-cell>
          <table:table-cell table:style-name="ce11" office:value-type="float" office:value="0.914285714285714" calcext:value-type="float">
            <text:p>0,9143</text:p>
          </table:table-cell>
          <table:table-cell office:value-type="float" office:value="0.173913043478261" calcext:value-type="float">
            <text:p>0,1739</text:p>
          </table:table-cell>
          <table:table-cell office:value-type="float" office:value="0.56" calcext:value-type="float">
            <text:p>0,5600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8" calcext:value-type="float">
            <text:p>0,8000</text:p>
          </table:table-cell>
          <table:table-cell office:value-type="float" office:value="0.941176470588235" calcext:value-type="float">
            <text:p>0,9412</text:p>
          </table:table-cell>
          <table:table-cell office:value-type="float" office:value="0.583333333333333" calcext:value-type="float">
            <text:p>0,5833</text:p>
          </table:table-cell>
          <table:table-cell table:style-name="ce11" office:value-type="float" office:value="0.9375" calcext:value-type="float">
            <text:p>0,9375</text:p>
          </table:table-cell>
          <table:table-cell office:value-type="float" office:value="0.111111111111111" calcext:value-type="float">
            <text:p>0,1111</text:p>
          </table:table-cell>
          <table:table-cell office:value-type="float" office:value="0.692307692307692" calcext:value-type="float">
            <text:p>0,6923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57142857142857" calcext:value-type="float">
            <text:p>0,8571</text:p>
          </table:table-cell>
          <table:table-cell office:value-type="float" office:value="0.947368421052632" calcext:value-type="float">
            <text:p>0,9474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0.971428571428571" calcext:value-type="float">
            <text:p>0,9714</text:p>
          </table:table-cell>
          <table:table-cell office:value-type="float" office:value="0.19047619047619" calcext:value-type="float">
            <text:p>0,1905</text:p>
          </table:table-cell>
          <table:table-cell office:value-type="float" office:value="0.709677419354839" calcext:value-type="float">
            <text:p>0,7097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451612903225806" calcext:value-type="float">
            <text:p>0,4516</text:p>
          </table:table-cell>
          <table:table-cell office:value-type="float" office:value="0.75" calcext:value-type="float">
            <text:p>0,7500</text:p>
          </table:table-cell>
          <table:table-cell office:value-type="float" office:value="0.32" calcext:value-type="float">
            <text:p>0,3200</text:p>
          </table:table-cell>
          <table:table-cell office:value-type="float" office:value="0.75" calcext:value-type="float">
            <text:p>0,7500</text:p>
          </table:table-cell>
          <table:table-cell office:value-type="float" office:value="0.105263157894737" calcext:value-type="float">
            <text:p>0,1053</text:p>
          </table:table-cell>
          <table:table-cell office:value-type="float" office:value="0.5" calcext:value-type="float">
            <text:p>0,5000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705882352941177" calcext:value-type="float">
            <text:p>0,7059</text:p>
          </table:table-cell>
          <table:table-cell table:style-name="ce11" office:value-type="float" office:value="0.857142857142857" calcext:value-type="float">
            <text:p>0,8571</text:p>
          </table:table-cell>
          <table:table-cell office:value-type="float" office:value="0.551724137931034" calcext:value-type="float">
            <text:p>0,5517</text:p>
          </table:table-cell>
          <table:table-cell office:value-type="float" office:value="0.944444444444444" calcext:value-type="float">
            <text:p>0,9444</text:p>
          </table:table-cell>
          <table:table-cell office:value-type="float" office:value="0.0869565217391304" calcext:value-type="float">
            <text:p>0,0870</text:p>
          </table:table-cell>
          <table:table-cell office:value-type="float" office:value="0.689655172413793" calcext:value-type="float">
            <text:p>0,6897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682926829268293" calcext:value-type="float">
            <text:p>0,6829</text:p>
          </table:table-cell>
          <table:table-cell office:value-type="float" office:value="0.918918918918919" calcext:value-type="float">
            <text:p>0,9189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918918918918919" calcext:value-type="float">
            <text:p>0,9189</text:p>
          </table:table-cell>
          <table:table-cell office:value-type="float" office:value="0.24" calcext:value-type="float">
            <text:p>0,2400</text:p>
          </table:table-cell>
          <table:table-cell office:value-type="float" office:value="0.8" calcext:value-type="float">
            <text:p>0,8000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756756756756757" calcext:value-type="float">
            <text:p>0,7568</text:p>
          </table:table-cell>
          <table:table-cell office:value-type="float" office:value="1" calcext:value-type="float">
            <text:p>1,0000</text:p>
          </table:table-cell>
          <table:table-cell office:value-type="float" office:value="0.733333333333333" calcext:value-type="float">
            <text:p>0,7333</text:p>
          </table:table-cell>
          <table:table-cell table:style-name="ce11" office:value-type="float" office:value="0.971428571428571" calcext:value-type="float">
            <text:p>0,9714</text:p>
          </table:table-cell>
          <table:table-cell office:value-type="float" office:value="0.272727272727273" calcext:value-type="float">
            <text:p>0,2727</text:p>
          </table:table-cell>
          <table:table-cell office:value-type="float" office:value="0.571428571428571" calcext:value-type="float">
            <text:p>0,5714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838709677419355" calcext:value-type="float">
            <text:p>0,8387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454545454545455" calcext:value-type="float">
            <text:p>0,4545</text:p>
          </table:table-cell>
          <table:table-cell office:value-type="float" office:value="0.8" calcext:value-type="float">
            <text:p>0,8000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785714285714286" calcext:value-type="float">
            <text:p>0,7857</text:p>
          </table:table-cell>
          <table:table-cell office:value-type="float" office:value="0.903225806451613" calcext:value-type="float">
            <text:p>0,9032</text:p>
          </table:table-cell>
          <table:table-cell office:value-type="float" office:value="0.583333333333333" calcext:value-type="float">
            <text:p>0,5833</text:p>
          </table:table-cell>
          <table:table-cell table:style-name="ce11" office:value-type="float" office:value="0.827586206896552" calcext:value-type="float">
            <text:p>0,8276</text:p>
          </table:table-cell>
          <table:table-cell office:value-type="float" office:value="0.210526315789474" calcext:value-type="float">
            <text:p>0,2105</text:p>
          </table:table-cell>
          <table:table-cell office:value-type="float" office:value="0.666666666666667" calcext:value-type="float">
            <text:p>0,6667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22222222222222" calcext:value-type="float">
            <text:p>0,7222</text:p>
          </table:table-cell>
          <table:table-cell table:style-name="ce11" office:value-type="float" office:value="0.914285714285714" calcext:value-type="float">
            <text:p>0,9143</text:p>
          </table:table-cell>
          <table:table-cell office:value-type="float" office:value="0.533333333333333" calcext:value-type="float">
            <text:p>0,5333</text:p>
          </table:table-cell>
          <table:table-cell office:value-type="float" office:value="0.972972972972973" calcext:value-type="float">
            <text:p>0,9730</text:p>
          </table:table-cell>
          <table:table-cell office:value-type="float" office:value="0.272727272727273" calcext:value-type="float">
            <text:p>0,2727</text:p>
          </table:table-cell>
          <table:table-cell office:value-type="float" office:value="0.592592592592593" calcext:value-type="float">
            <text:p>0,5926</text:p>
          </table:table-cell>
        </table:table-row>
        <table:table-row table:style-name="ro1">
          <table:table-cell office:value-type="string" calcext:value-type="string">
            <text:p>CV all</text:p>
          </table:table-cell>
          <table:table-cell table:formula="of:=AVERAGE([.B33:.B42])" office:value-type="float" office:value="0.730367058739346" calcext:value-type="float">
            <text:p>0,7304</text:p>
          </table:table-cell>
          <table:table-cell table:style-name="ce11" table:formula="of:=AVERAGE([.C33:.C42])" office:value-type="float" office:value="0.908853710735889" calcext:value-type="float">
            <text:p>0,9089</text:p>
          </table:table-cell>
          <table:table-cell table:formula="of:=AVERAGE([.D33:.D42])" office:value-type="float" office:value="0.565922413793103" calcext:value-type="float">
            <text:p>0,5659</text:p>
          </table:table-cell>
          <table:table-cell table:formula="of:=AVERAGE([.E33:.E42])" office:value-type="float" office:value="0.914606540037574" calcext:value-type="float">
            <text:p>0,9146</text:p>
          </table:table-cell>
          <table:table-cell table:formula="of:=AVERAGE([.F33:.F42])" office:value-type="float" office:value="0.21182463404889" calcext:value-type="float">
            <text:p>0,2118</text:p>
          </table:table-cell>
          <table:table-cell table:formula="of:=AVERAGE([.G33:.G42])" office:value-type="float" office:value="0.658232811476416" calcext:value-type="float">
            <text:p>0,6582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833333333333333" calcext:value-type="float">
            <text:p>0,8333</text:p>
          </table:table-cell>
          <table:table-cell table:style-name="ce11" office:value-type="float" office:value="0.95" calcext:value-type="float">
            <text:p>0,9500</text:p>
          </table:table-cell>
          <table:table-cell office:value-type="float" office:value="0.823529411764706" calcext:value-type="float">
            <text:p>0,8235</text:p>
          </table:table-cell>
          <table:table-cell office:value-type="float" office:value="1" calcext:value-type="float">
            <text:p>1,0000</text:p>
          </table:table-cell>
          <table:table-cell office:value-type="float" office:value="0.987341772151899" calcext:value-type="float">
            <text:p>0,9873</text:p>
          </table:table-cell>
          <table:table-cell office:value-type="float" office:value="0.596491228070175" calcext:value-type="float">
            <text:p>0,5965</text:p>
          </table:table-cell>
        </table:table-row>
      </table:table>
      <table:table table:name="summary" table:style-name="ta1">
        <table:shapes>
          <draw:frame draw:z-index="0" draw:style-name="gr1" draw:text-style-name="P1" svg:width="122.89mm" svg:height="93.78mm" svg:x="7.97mm" svg:y="87.92mm">
            <loext:p draw:notify-on-update-of-ranges="summary.B1:summary.G1 summary.A2:summary.A2 summary.B2:summary.G2 summary.A3:summary.A3 summary.B3:summary.G3 summary.A4:summary.A4 summary.B4:summary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6.07mm" svg:height="95.57mm" svg:x="137.74mm" svg:y="88.24mm">
            <loext:p draw:notify-on-update-of-ranges="summary.B6:summary.G6 summary.A7:summary.A7 summary.B7:summary.G7 summary.A8:summary.A8 summary.B8:summary.G8 summary.A9:summary.A9 summary.B9:summary.G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4.56mm" svg:height="101.2mm" svg:x="47.29mm" svg:y="189.12mm">
            <loext:p draw:notify-on-update-of-ranges="summary.B11:summary.G11 summary.A12:summary.A12 summary.B12:summary.G12 summary.A13:summary.A13 summary.B13:summary.G13 summary.A14:summary.A14 summary.B14:summary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0"/>
        <table:table-column table:style-name="co13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ce9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9" office:value-type="string" calcext:value-type="string">
            <text:p>Precision</text:p>
          </table:table-cell>
          <table:table-cell table:style-name="ce9" office:value-type="string" calcext:value-type="string">
            <text:p>Decision – Literature</text:p>
          </table:table-cell>
          <table:table-cell table:style-name="ce9" office:value-type="string" calcext:value-type="string">
            <text:p>Decision – Target</text:p>
          </table:table-cell>
          <table:table-cell table:style-name="ce9" office:value-type="string" calcext:value-type="string">
            <text:p>Ran. Forest – Literature</text:p>
          </table:table-cell>
          <table:table-cell office:value-type="string" calcext:value-type="string">
            <text:p>Ran. Forest – Target</text:p>
          </table:table-cell>
          <table:table-cell table:style-name="ce9" office:value-type="string" calcext:value-type="string">
            <text:p>SVM – Literature</text:p>
          </table:table-cell>
          <table:table-cell table:style-name="ce9"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45762711864407" calcext:value-type="float">
            <text:p>0,7457627119</text:p>
          </table:table-cell>
          <table:table-cell office:value-type="float" office:value="0.965714285714286" calcext:value-type="float">
            <text:p>0,9657142857</text:p>
          </table:table-cell>
          <table:table-cell office:value-type="float" office:value="0.96551724137931" calcext:value-type="float">
            <text:p>0,9655172414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986206896551724" calcext:value-type="float">
            <text:p>0,9862068966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AVERAGE(['All data'.B2:'All data'.B12])" office:value-type="float" office:value="0.771066773696756" calcext:value-type="float">
            <text:p>0,7710667737</text:p>
          </table:table-cell>
          <table:table-cell table:formula="of:=AVERAGE(['All data'.C2:'All data'.C12])" office:value-type="float" office:value="0.929008349751384" calcext:value-type="float">
            <text:p>0,9290083498</text:p>
          </table:table-cell>
          <table:table-cell table:formula="of:=AVERAGE(['All data'.D2:'All data'.D12])" office:value-type="float" office:value="0.823856549203236" calcext:value-type="float">
            <text:p>0,8238565492</text:p>
          </table:table-cell>
          <table:table-cell table:style-name="ce17" table:formula="of:=AVERAGE(['All data'.E2:'All data'.E12])" office:value-type="float" office:value="0.957066016199143" calcext:value-type="float">
            <text:p>0,9570660162</text:p>
          </table:table-cell>
          <table:table-cell table:formula="of:=AVERAGE(['All data'.F2:'All data'.F12])" office:value-type="float" office:value="0.698313181071802" calcext:value-type="float">
            <text:p>0,6983131811</text:p>
          </table:table-cell>
          <table:table-cell table:formula="of:=AVERAGE(['All data'.G2:'All data'.G12])" office:value-type="float" office:value="0.914032129486675" calcext:value-type="float">
            <text:p>0,9140321295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9375" calcext:value-type="float">
            <text:p>0,9375</text:p>
          </table:table-cell>
          <table:table-cell table:number-columns-repeated="5" table:style-name="ce15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Recall</text:p>
          </table:table-cell>
          <table:table-cell table:style-name="ce9" office:value-type="string" calcext:value-type="string">
            <text:p>Decision – Literature</text:p>
          </table:table-cell>
          <table:table-cell table:style-name="ce9" office:value-type="string" calcext:value-type="string">
            <text:p>Decision – Target</text:p>
          </table:table-cell>
          <table:table-cell table:style-name="ce9" office:value-type="string" calcext:value-type="string">
            <text:p>Ran. Forest – Literature</text:p>
          </table:table-cell>
          <table:table-cell office:value-type="string" calcext:value-type="string">
            <text:p>Ran. Forest – Target</text:p>
          </table:table-cell>
          <table:table-cell table:style-name="ce9" office:value-type="string" calcext:value-type="string">
            <text:p>SVM – Literature</text:p>
          </table:table-cell>
          <table:table-cell table:style-name="ce9"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5" calcext:value-type="float">
            <text:p>0,75</text:p>
          </table:table-cell>
          <table:table-cell office:value-type="float" office:value="0.960227272727273" calcext:value-type="float">
            <text:p>0,9602272727</text:p>
          </table:table-cell>
          <table:table-cell office:value-type="float" office:value="0.636363636363636" calcext:value-type="float">
            <text:p>0,6363636364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.8125" calcext:value-type="float">
            <text:p>0,8125</text:p>
          </table:table-cell>
          <table:table-cell office:value-type="float" office:value="0.528409090909091" calcext:value-type="float">
            <text:p>0,5284090909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AVERAGE(['All data'.B7:'All data'.B17])" office:value-type="float" office:value="0.800825398678968" calcext:value-type="float">
            <text:p>0,8008253987</text:p>
          </table:table-cell>
          <table:table-cell table:formula="of:=AVERAGE(['All data'.C7:'All data'.C17])" office:value-type="float" office:value="0.947909356725146" calcext:value-type="float">
            <text:p>0,9479093567</text:p>
          </table:table-cell>
          <table:table-cell table:formula="of:=AVERAGE(['All data'.D7:'All data'.D17])" office:value-type="float" office:value="0.839297739297739" calcext:value-type="float">
            <text:p>0,8392977393</text:p>
          </table:table-cell>
          <table:table-cell table:style-name="ce17" table:formula="of:=AVERAGE(['All data'.E7:'All data'.E17])" office:value-type="float" office:value="0.971035813935711" calcext:value-type="float">
            <text:p>0,9710358139</text:p>
          </table:table-cell>
          <table:table-cell table:formula="of:=AVERAGE(['All data'.F7:'All data'.F17])" office:value-type="float" office:value="0.734510582010582" calcext:value-type="float">
            <text:p>0,734510582</text:p>
          </table:table-cell>
          <table:table-cell table:formula="of:=AVERAGE(['All data'.G7:'All data'.G17])" office:value-type="float" office:value="0.873544572711239" calcext:value-type="float">
            <text:p>0,873544572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0.675" calcext:value-type="float">
            <text:p>0,675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.975" calcext:value-type="float">
            <text:p>0,975</text:p>
          </table:table-cell>
          <table:table-cell office:value-type="float" office:value="0.425" calcext:value-type="float">
            <text:p>0,425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F-Score</text:p>
          </table:table-cell>
          <table:table-cell table:style-name="ce9" office:value-type="string" calcext:value-type="string">
            <text:p>Decision – Literature</text:p>
          </table:table-cell>
          <table:table-cell table:style-name="ce9" office:value-type="string" calcext:value-type="string">
            <text:p>Decision – Target</text:p>
          </table:table-cell>
          <table:table-cell table:style-name="ce9" office:value-type="string" calcext:value-type="string">
            <text:p>Ran. Forest – Literature</text:p>
          </table:table-cell>
          <table:table-cell office:value-type="string" calcext:value-type="string">
            <text:p>Ran. Forest – Target</text:p>
          </table:table-cell>
          <table:table-cell table:style-name="ce9" office:value-type="string" calcext:value-type="string">
            <text:p>SVM – Literature</text:p>
          </table:table-cell>
          <table:table-cell table:style-name="ce9"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0.747875354107649" calcext:value-type="float">
            <text:p>0,7478753541</text:p>
          </table:table-cell>
          <table:table-cell office:value-type="float" office:value="0.962962962962963" calcext:value-type="float">
            <text:p>0,962962963</text:p>
          </table:table-cell>
          <table:table-cell office:value-type="float" office:value="0.767123287671233" calcext:value-type="float">
            <text:p>0,7671232877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890965732087227" calcext:value-type="float">
            <text:p>0,8909657321</text:p>
          </table:table-cell>
          <table:table-cell office:value-type="float" office:value="0.673913043478261" calcext:value-type="float">
            <text:p>0,6739130435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formula="of:=AVERAGE(['All data'.B12:'All data'.B22])" office:value-type="float" office:value="0.724798742571996" calcext:value-type="float">
            <text:p>0,7247987426</text:p>
          </table:table-cell>
          <table:table-cell table:formula="of:=AVERAGE(['All data'.C12:'All data'.C22])" office:value-type="float" office:value="0.90877011428353" calcext:value-type="float">
            <text:p>0,9087701143</text:p>
          </table:table-cell>
          <table:table-cell table:formula="of:=AVERAGE(['All data'.D12:'All data'.D22])" office:value-type="float" office:value="0.548639051580228" calcext:value-type="float">
            <text:p>0,5486390516</text:p>
          </table:table-cell>
          <table:table-cell table:style-name="ce19" table:formula="of:=AVERAGE(['All data'.E12:'All data'.E22])" office:value-type="float" office:value="0.918461567863013" calcext:value-type="float">
            <text:p>0,9184615679</text:p>
          </table:table-cell>
          <table:table-cell table:formula="of:=AVERAGE(['All data'.F12:'All data'.F22])" office:value-type="float" office:value="0.403049849569457" calcext:value-type="float">
            <text:p>0,4030498496</text:p>
          </table:table-cell>
          <table:table-cell table:formula="of:=AVERAGE(['All data'.G12:'All data'.G22])" office:value-type="float" office:value="0.64084909099615" calcext:value-type="float">
            <text:p>0,64084909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0.833333333333333" calcext:value-type="float">
            <text:p>0,8333333333</text:p>
          </table:table-cell>
          <table:table-cell office:value-type="float" office:value="0.974358974358974" calcext:value-type="float">
            <text:p>0,9743589744</text:p>
          </table:table-cell>
          <table:table-cell office:value-type="float" office:value="0.805970149253731" calcext:value-type="float">
            <text:p>0,8059701493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.987341772151899" calcext:value-type="float">
            <text:p>0,9873417722</text:p>
          </table:table-cell>
          <table:table-cell office:value-type="float" office:value="0.596491228070175" calcext:value-type="float">
            <text:p>0,5964912281</text:p>
          </table:table-cell>
        </table:table-row>
      </table:table>
      <table:table table:name="CI - precision" table:style-name="ta1">
        <table:table-column table:style-name="co1" table:default-cell-style-name="ce2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636363636363636" calcext:value-type="float">
            <text:p>0,6363636364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588235294117647" calcext:value-type="float">
            <text:p>0,5882352941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916666666666667" calcext:value-type="float">
            <text:p>0,9166666667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89473684210526" calcext:value-type="float">
            <text:p>0,7894736842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882352941176471" calcext:value-type="float">
            <text:p>0,8823529412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894736842105263" calcext:value-type="float">
            <text:p>0,894736842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table:style-name="ce4" office:value-type="float" office:value="0.9375" calcext:value-type="float">
            <text:p>0,9375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944444444444444" calcext:value-type="float">
            <text:p>0,944444444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table:style-name="ce4" office:value-type="float" office:value="0.875" calcext:value-type="float">
            <text:p>0,875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888888888888889" calcext:value-type="float">
            <text:p>0,8888888889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9375" calcext:value-type="float">
            <text:p>0,9375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714285714285714" calcext:value-type="float">
            <text:p>0,7142857143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916666666666667" calcext:value-type="float">
            <text:p>0,916666666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table:style-name="ce4" office:value-type="float" office:value="0.933333333333333" calcext:value-type="float">
            <text:p>0,9333333333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944444444444444" calcext:value-type="float">
            <text:p>0,9444444444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933333333333333" calcext:value-type="float">
            <text:p>0,9333333333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table:style-name="ce8" office:value-type="float" office:value="0.888888888888889" calcext:value-type="float">
            <text:p>0,8888888889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823529411764706" calcext:value-type="float">
            <text:p>0,8235294118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table:style-name="ce4" office:value-type="float" office:value="0.944444444444444" calcext:value-type="float">
            <text:p>0,9444444444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333333333333333" calcext:value-type="float">
            <text:p>0,3333333333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333333333333333" calcext:value-type="float">
            <text:p>0,3333333333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571428571428571" calcext:value-type="float">
            <text:p>0,5714285714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909090909090909" calcext:value-type="float">
            <text:p>0,9090909091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909090909090909" calcext:value-type="float">
            <text:p>0,9090909091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916666666666667" calcext:value-type="float">
            <text:p>0,9166666667</text:p>
          </table:table-cell>
          <table:table-cell office:value-type="string" calcext:value-type="string">
            <text:p>SVM – Target</text:p>
          </table:table-cell>
        </table:table-row>
      </table:table>
      <table:table table:name="CI - recall" table:style-name="ta1">
        <table:table-column table:style-name="co1" table:default-cell-style-name="ce2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table:style-name="ce3" office:value-type="float" office:value="0.777777777777778" calcext:value-type="float">
            <text:p>0,777777777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941176470588235" calcext:value-type="float">
            <text:p>0,9411764706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777777777777778" calcext:value-type="float">
            <text:p>0,777777777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647058823529412" calcext:value-type="float">
            <text:p>0,647058823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555555555555556" calcext:value-type="float">
            <text:p>0,5555555556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611111111111111" calcext:value-type="float">
            <text:p>0,6111111111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470588235294118" calcext:value-type="float">
            <text:p>0,4705882353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882352941176471" calcext:value-type="float">
            <text:p>0,8823529412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table:style-name="ce6" office:value-type="float" office:value="0.833333333333333" calcext:value-type="float">
            <text:p>0,8333333333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944444444444444" calcext:value-type="float">
            <text:p>0,944444444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table:style-name="ce4" office:value-type="float" office:value="0.882352941176471" calcext:value-type="float">
            <text:p>0,8823529412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table:style-name="ce4" office:value-type="float" office:value="0.888888888888889" calcext:value-type="float">
            <text:p>0,8888888889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table:style-name="ce4" office:value-type="float" office:value="0.944444444444444" calcext:value-type="float">
            <text:p>0,944444444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table:style-name="ce4" office:value-type="float" office:value="0.823529411764706" calcext:value-type="float">
            <text:p>0,8235294118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941176470588235" calcext:value-type="float">
            <text:p>0,9411764706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4" office:value-type="float" office:value="0.888888888888889" calcext:value-type="float">
            <text:p>0,8888888889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444444444444444" calcext:value-type="float">
            <text:p>0,4444444444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352941176470588" calcext:value-type="float">
            <text:p>0,352941176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411764705882353" calcext:value-type="float">
            <text:p>0,4117647059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555555555555556" calcext:value-type="float">
            <text:p>0,5555555556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294117647058824" calcext:value-type="float">
            <text:p>0,2941176471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529411764705882" calcext:value-type="float">
            <text:p>0,529411764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277777777777778" calcext:value-type="float">
            <text:p>0,2777777778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611111111111111" calcext:value-type="float">
            <text:p>0,6111111111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table:style-name="ce3" office:value-type="float" office:value="0.777777777777778" calcext:value-type="float">
            <text:p>0,7777777778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823529411764706" calcext:value-type="float">
            <text:p>0,8235294118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table:style-name="ce4" office:value-type="float" office:value="0.888888888888889" calcext:value-type="float">
            <text:p>0,8888888889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888888888888889" calcext:value-type="float">
            <text:p>0,8888888889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table:style-name="ce4" office:value-type="float" office:value="0.823529411764706" calcext:value-type="float">
            <text:p>0,8235294118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833333333333333" calcext:value-type="float">
            <text:p>0,8333333333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4" office:value-type="float" office:value="0.888888888888889" calcext:value-type="float">
            <text:p>0,8888888889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111111111111111" calcext:value-type="float">
            <text:p>0,111111111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0588235294117647" calcext:value-type="float">
            <text:p>0,0588235294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222222222222222" calcext:value-type="float">
            <text:p>0,2222222222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0588235294117647" calcext:value-type="float">
            <text:p>0,0588235294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222222222222222" calcext:value-type="float">
            <text:p>0,2222222222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166666666666667" calcext:value-type="float">
            <text:p>0,1666666667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294117647058824" calcext:value-type="float">
            <text:p>0,294117647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117647058823529" calcext:value-type="float">
            <text:p>0,1176470588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111111111111111" calcext:value-type="float">
            <text:p>0,111111111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555555555555556" calcext:value-type="float">
            <text:p>0,5555555556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647058823529412" calcext:value-type="float">
            <text:p>0,6470588235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388888888888889" calcext:value-type="float">
            <text:p>0,3888888889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470588235294118" calcext:value-type="float">
            <text:p>0,4705882353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777777777777778" calcext:value-type="float">
            <text:p>0,7777777778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555555555555556" calcext:value-type="float">
            <text:p>0,5555555556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176470588235294" calcext:value-type="float">
            <text:p>0,1764705882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529411764705882" calcext:value-type="float">
            <text:p>0,5294117647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444444444444444" calcext:value-type="float">
            <text:p>0,4444444444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611111111111111" calcext:value-type="float">
            <text:p>0,6111111111</text:p>
          </table:table-cell>
          <table:table-cell office:value-type="string" calcext:value-type="string">
            <text:p>SVM – Target</text:p>
          </table:table-cell>
        </table:table-row>
      </table:table>
      <table:table table:name="CI - F-score" table:style-name="ta1">
        <table:table-column table:style-name="co1" table:default-cell-style-name="ce2"/>
        <table:table-column table:style-name="co1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Algorithm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864864864864865" calcext:value-type="float">
            <text:p>0,8648648649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823529411764706" calcext:value-type="float">
            <text:p>0,823529411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6875" calcext:value-type="float">
            <text:p>0,687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571428571428572" calcext:value-type="float">
            <text:p>0,5714285714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592592592592593" calcext:value-type="float">
            <text:p>0,5925925926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810810810810811" calcext:value-type="float">
            <text:p>0,810810810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545454545454545" calcext:value-type="float">
            <text:p>0,5454545455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810810810810811" calcext:value-type="float">
            <text:p>0,8108108108</text:p>
          </table:table-cell>
          <table:table-cell office:value-type="string" calcext:value-type="string">
            <text:p>Decision tree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table:style-name="ce6" office:value-type="float" office:value="0.857142857142857" calcext:value-type="float">
            <text:p>0,857142857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944444444444444" calcext:value-type="float">
            <text:p>0,944444444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971428571428571" calcext:value-type="float">
            <text:p>0,971428571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table:style-name="ce6" office:value-type="float" office:value="0.909090909090909" calcext:value-type="float">
            <text:p>0,9090909091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842105263157895" calcext:value-type="float">
            <text:p>0,8421052632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table:style-name="ce6" office:value-type="float" office:value="0.944444444444444" calcext:value-type="float">
            <text:p>0,9444444444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table:style-name="ce6" office:value-type="float" office:value="0.848484848484849" calcext:value-type="float">
            <text:p>0,8484848485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914285714285714" calcext:value-type="float">
            <text:p>0,9142857143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882352941176471" calcext:value-type="float">
            <text:p>0,8823529412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6" office:value-type="float" office:value="0.941176470588235" calcext:value-type="float">
            <text:p>0,9411764706</text:p>
          </table:table-cell>
          <table:table-cell office:value-type="string" calcext:value-type="string">
            <text:p>Decision tree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571428571428571" calcext:value-type="float">
            <text:p>0,5714285714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461538461538462" calcext:value-type="float">
            <text:p>0,461538461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642857142857143" calcext:value-type="float">
            <text:p>0,6428571429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518518518518518" calcext:value-type="float">
            <text:p>0,518518518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434782608695652" calcext:value-type="float">
            <text:p>0,434782608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384615384615385" calcext:value-type="float">
            <text:p>0,3846153846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Random forest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848484848484849" calcext:value-type="float">
            <text:p>0,8484848485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table:style-name="ce6" office:value-type="float" office:value="0.971428571428571" calcext:value-type="float">
            <text:p>0,9714285714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table:style-name="ce6" office:value-type="float" office:value="0.888888888888889" calcext:value-type="float">
            <text:p>0,8888888889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941176470588235" calcext:value-type="float">
            <text:p>0,9411764706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823529411764706" calcext:value-type="float">
            <text:p>0,8235294118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table:style-name="ce6" office:value-type="float" office:value="0.971428571428571" calcext:value-type="float">
            <text:p>0,9714285714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table:style-name="ce6" office:value-type="float" office:value="0.909090909090909" calcext:value-type="float">
            <text:p>0,9090909091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table:style-name="ce6" office:value-type="float" office:value="0.941176470588235" calcext:value-type="float">
            <text:p>0,9411764706</text:p>
          </table:table-cell>
          <table:table-cell office:value-type="string" calcext:value-type="string">
            <text:p>Random forest – target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181818181818182" calcext:value-type="float">
            <text:p>0,1818181818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347826086956522" calcext:value-type="float">
            <text:p>0,347826087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32" calcext:value-type="float">
            <text:p>0,32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285714285714286" calcext:value-type="float">
            <text:p>0,2857142857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19047619047619" calcext:value-type="float">
            <text:p>0,1904761905</text:p>
          </table:table-cell>
          <table:table-cell office:value-type="string" calcext:value-type="string">
            <text:p>SVM – Literature</text:p>
          </table:table-cell>
        </table:table-row>
        <table:table-row table:style-name="ro1">
          <table:table-cell office:value-type="string" calcext:value-type="string">
            <text:p>Fold 1</text:p>
          </table:table-cell>
          <table:table-cell office:value-type="float" office:value="0.689655172413793" calcext:value-type="float">
            <text:p>0,6896551724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2</text:p>
          </table:table-cell>
          <table:table-cell office:value-type="float" office:value="0.785714285714286" calcext:value-type="float">
            <text:p>0,7857142857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3</text:p>
          </table:table-cell>
          <table:table-cell office:value-type="float" office:value="0.538461538461539" calcext:value-type="float">
            <text:p>0,5384615385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4</text:p>
          </table:table-cell>
          <table:table-cell office:value-type="float" office:value="0.592592592592593" calcext:value-type="float">
            <text:p>0,5925925926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5</text:p>
          </table:table-cell>
          <table:table-cell office:value-type="float" office:value="0.875" calcext:value-type="float">
            <text:p>0,875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6</text:p>
          </table:table-cell>
          <table:table-cell office:value-type="float" office:value="0.689655172413793" calcext:value-type="float">
            <text:p>0,6896551724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7</text:p>
          </table:table-cell>
          <table:table-cell office:value-type="float" office:value="0.285714285714286" calcext:value-type="float">
            <text:p>0,2857142857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8</text:p>
          </table:table-cell>
          <table:table-cell office:value-type="float" office:value="0.666666666666667" calcext:value-type="float">
            <text:p>0,6666666667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9</text:p>
          </table:table-cell>
          <table:table-cell office:value-type="float" office:value="0.615384615384615" calcext:value-type="float">
            <text:p>0,6153846154</text:p>
          </table:table-cell>
          <table:table-cell office:value-type="string" calcext:value-type="string">
            <text:p>SVM – target</text:p>
          </table:table-cell>
        </table:table-row>
        <table:table-row table:style-name="ro1">
          <table:table-cell office:value-type="string" calcext:value-type="string">
            <text:p>Fold 10</text:p>
          </table:table-cell>
          <table:table-cell office:value-type="float" office:value="0.733333333333333" calcext:value-type="float">
            <text:p>0,7333333333</text:p>
          </table:table-cell>
          <table:table-cell office:value-type="string" calcext:value-type="string">
            <text:p>SVM – targ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0:14:28.701372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n Watanabe</meta:initial-creator>
    <meta:creation-date>2017-02-12T23:02:49.209131052</meta:creation-date>
    <dc:date>2017-03-02T10:25:58.721019718</dc:date>
    <dc:creator>Willian Watanabe</dc:creator>
    <meta:editing-duration>PT1H7M16S</meta:editing-duration>
    <meta:editing-cycles>21</meta:editing-cycles>
    <meta:generator>LibreOffice/5.1.6.2$Linux_X86_64 LibreOffice_project/10m0$Build-2</meta:generator>
    <meta:document-statistic meta:table-count="5" meta:cell-count="92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29cm" svg:height="9.379cm" xlink:href=".." xlink:type="simple" chart:class="chart:bar" chart:style-name="ch1">
        <chart:legend chart:legend-position="end" svg:x="10.159cm" svg:y="3.892cm" style:legend-expansion="high" chart:style-name="ch2"/>
        <chart:plot-area chart:style-name="ch3" table:cell-range-address="summary.A1:summary.G4" chart:data-source-has-labels="both" svg:x="0.245cm" svg:y="0.187cm" svg:width="9.669cm" svg:height="9.005cm">
          <chartooo:coordinate-region svg:x="1.679cm" svg:y="0.187cm" svg:width="8.028cm" svg:height="5.712cm"/>
          <chart:axis chart:dimension="x" chart:name="primary-x" chart:style-name="ch4" chartooo:axis-type="auto">
            <chartooo:date-scale/>
            <chart:categories table:cell-range-address="summary.B1:summary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B2:summary.G2" chart:label-cell-address="summary.A2:summary.A2" chart:class="chart:bar">
            <chart:data-point chart:repeated="6"/>
          </chart:series>
          <chart:series chart:style-name="ch8" chart:values-cell-range-address="summary.B3:summary.G3" chart:label-cell-address="summary.A3:summary.A3" chart:class="chart:bar">
            <chart:data-point chart:repeated="6"/>
          </chart:series>
          <chart:series chart:style-name="ch9" chart:values-cell-range-address="summary.B4:summary.G4" chart:label-cell-address="summary.A4:summary.A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 – Literature</text:p>
                <draw:g>
                  <svg:desc>summary.B1:summary.G1</svg:desc>
                </draw:g>
              </table:table-cell>
              <table:table-cell office:value-type="string">
                <text:p>Decision – Target</text:p>
              </table:table-cell>
              <table:table-cell office:value-type="string">
                <text:p>Ran. Forest – Literature</text:p>
              </table:table-cell>
              <table:table-cell office:value-type="string">
                <text:p>Ran. Forest – Target</text:p>
              </table:table-cell>
              <table:table-cell office:value-type="string">
                <text:p>SVM – Literature</text:p>
              </table:table-cell>
              <table:table-cell office:value-type="string">
                <text:p>SVM – Target</text:p>
              </table:table-cell>
            </table:table-row>
          </table:table-header-rows>
          <table:table-rows>
            <table:table-row>
              <table:table-cell office:value-type="string">
                <text:p>Trainning</text:p>
                <draw:g>
                  <svg:desc>summary.A2:summary.A2</svg:desc>
                </draw:g>
              </table:table-cell>
              <table:table-cell office:value-type="float" office:value="0.745762711864407">
                <text:p>0.745762711864407</text:p>
                <draw:g>
                  <svg:desc>summary.B2:summary.G2</svg:desc>
                </draw:g>
              </table:table-cell>
              <table:table-cell office:value-type="float" office:value="0.965714285714286">
                <text:p>0.965714285714286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1">
                <text:p>1</text:p>
              </table:table-cell>
              <table:table-cell office:value-type="float" office:value="0.986206896551724">
                <text:p>0.98620689655172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CV</text:p>
                <draw:g>
                  <svg:desc>summary.A3:summary.A3</svg:desc>
                </draw:g>
              </table:table-cell>
              <table:table-cell office:value-type="float" office:value="0.771066773696756">
                <text:p>0.771066773696756</text:p>
                <draw:g>
                  <svg:desc>summary.B3:summary.G3</svg:desc>
                </draw:g>
              </table:table-cell>
              <table:table-cell office:value-type="float" office:value="0.929008349751384">
                <text:p>0.929008349751384</text:p>
              </table:table-cell>
              <table:table-cell office:value-type="float" office:value="0.823856549203236">
                <text:p>0.823856549203236</text:p>
              </table:table-cell>
              <table:table-cell office:value-type="float" office:value="0.957066016199143">
                <text:p>0.957066016199143</text:p>
              </table:table-cell>
              <table:table-cell office:value-type="float" office:value="0.698313181071802">
                <text:p>0.698313181071802</text:p>
              </table:table-cell>
              <table:table-cell office:value-type="float" office:value="0.914032129486675">
                <text:p>0.914032129486675</text:p>
              </table:table-cell>
            </table:table-row>
            <table:table-row>
              <table:table-cell office:value-type="string">
                <text:p>Test</text:p>
                <draw:g>
                  <svg:desc>summary.A4:summary.A4</svg:desc>
                </draw:g>
              </table:table-cell>
              <table:table-cell office:value-type="float" office:value="0.9375">
                <text:p>0.9375</text:p>
                <draw:g>
                  <svg:desc>summary.B4:summary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8cm" svg:height="9.558cm" xlink:href=".." xlink:type="simple" chart:class="chart:bar" chart:style-name="ch1">
        <chart:legend chart:legend-position="end" svg:x="11.477cm" svg:y="3.982cm" style:legend-expansion="high" chart:style-name="ch2"/>
        <chart:plot-area chart:style-name="ch3" table:cell-range-address="summary.A6:summary.G9" chart:data-source-has-labels="both" svg:x="0.272cm" svg:y="0.191cm" svg:width="10.933cm" svg:height="9.176cm">
          <chartooo:coordinate-region svg:x="1.762cm" svg:y="0.191cm" svg:width="9.412cm" svg:height="5.883cm"/>
          <chart:axis chart:dimension="x" chart:name="primary-x" chart:style-name="ch4" chartooo:axis-type="auto">
            <chartooo:date-scale/>
            <chart:categories table:cell-range-address="summary.B6:summary.G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B7:summary.G7" chart:label-cell-address="summary.A7:summary.A7" chart:class="chart:bar">
            <chart:data-point chart:repeated="6"/>
          </chart:series>
          <chart:series chart:style-name="ch8" chart:values-cell-range-address="summary.B8:summary.G8" chart:label-cell-address="summary.A8:summary.A8" chart:class="chart:bar">
            <chart:data-point chart:repeated="6"/>
          </chart:series>
          <chart:series chart:style-name="ch9" chart:values-cell-range-address="summary.B9:summary.G9" chart:label-cell-address="summary.A9:summary.A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 – Literature</text:p>
                <draw:g>
                  <svg:desc>summary.B6:summary.G6</svg:desc>
                </draw:g>
              </table:table-cell>
              <table:table-cell office:value-type="string">
                <text:p>Decision – Target</text:p>
              </table:table-cell>
              <table:table-cell office:value-type="string">
                <text:p>Ran. Forest – Literature</text:p>
              </table:table-cell>
              <table:table-cell office:value-type="string">
                <text:p>Ran. Forest – Target</text:p>
              </table:table-cell>
              <table:table-cell office:value-type="string">
                <text:p>SVM – Literature</text:p>
              </table:table-cell>
              <table:table-cell office:value-type="string">
                <text:p>SVM – Target</text:p>
              </table:table-cell>
            </table:table-row>
          </table:table-header-rows>
          <table:table-rows>
            <table:table-row>
              <table:table-cell office:value-type="string">
                <text:p>Trainning</text:p>
                <draw:g>
                  <svg:desc>summary.A7:summary.A7</svg:desc>
                </draw:g>
              </table:table-cell>
              <table:table-cell office:value-type="float" office:value="0.75">
                <text:p>0.75</text:p>
                <draw:g>
                  <svg:desc>summary.B7:summary.G7</svg:desc>
                </draw:g>
              </table:table-cell>
              <table:table-cell office:value-type="float" office:value="0.960227272727273">
                <text:p>0.9602272727272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">
                <text:p>1</text:p>
              </table:table-cell>
              <table:table-cell office:value-type="float" office:value="0.8125">
                <text:p>0.8125</text:p>
              </table:table-cell>
              <table:table-cell office:value-type="float" office:value="0.528409090909091">
                <text:p>0.528409090909091</text:p>
              </table:table-cell>
            </table:table-row>
            <table:table-row>
              <table:table-cell office:value-type="string">
                <text:p>CV</text:p>
                <draw:g>
                  <svg:desc>summary.A8:summary.A8</svg:desc>
                </draw:g>
              </table:table-cell>
              <table:table-cell office:value-type="float" office:value="0.800825398678968">
                <text:p>0.800825398678968</text:p>
                <draw:g>
                  <svg:desc>summary.B8:summary.G8</svg:desc>
                </draw:g>
              </table:table-cell>
              <table:table-cell office:value-type="float" office:value="0.947909356725146">
                <text:p>0.947909356725146</text:p>
              </table:table-cell>
              <table:table-cell office:value-type="float" office:value="0.839297739297739">
                <text:p>0.839297739297739</text:p>
              </table:table-cell>
              <table:table-cell office:value-type="float" office:value="0.971035813935711">
                <text:p>0.971035813935711</text:p>
              </table:table-cell>
              <table:table-cell office:value-type="float" office:value="0.734510582010582">
                <text:p>0.734510582010582</text:p>
              </table:table-cell>
              <table:table-cell office:value-type="float" office:value="0.873544572711239">
                <text:p>0.873544572711239</text:p>
              </table:table-cell>
            </table:table-row>
            <table:table-row>
              <table:table-cell office:value-type="string">
                <text:p>Test</text:p>
                <draw:g>
                  <svg:desc>summary.A9:summary.A9</svg:desc>
                </draw:g>
              </table:table-cell>
              <table:table-cell office:value-type="float" office:value="0.75">
                <text:p>0.75</text:p>
                <draw:g>
                  <svg:desc>summary.B9:summary.G9</svg:desc>
                </draw:g>
              </table:table-cell>
              <table:table-cell office:value-type="float" office:value="0.95">
                <text:p>0.95</text:p>
              </table:table-cell>
              <table:table-cell office:value-type="float" office:value="0.675">
                <text:p>0.675</text:p>
              </table:table-cell>
              <table:table-cell office:value-type="float" office:value="1">
                <text:p>1</text:p>
              </table:table-cell>
              <table:table-cell office:value-type="float" office:value="0.975">
                <text:p>0.975</text:p>
              </table:table-cell>
              <table:table-cell office:value-type="float" office:value="0.425">
                <text:p>0.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57cm" svg:height="10.121cm" xlink:href=".." xlink:type="simple" chart:class="chart:bar" chart:style-name="ch1">
        <chart:legend chart:legend-position="end" svg:x="15.326cm" svg:y="4.263cm" style:legend-expansion="high" chart:style-name="ch2"/>
        <chart:plot-area chart:style-name="ch3" table:cell-range-address="summary.A11:summary.G14" chart:data-source-has-labels="both" svg:x="0.349cm" svg:y="0.202cm" svg:width="14.628cm" svg:height="9.717cm">
          <chartooo:coordinate-region svg:x="1.559cm" svg:y="0.202cm" svg:width="13.418cm" svg:height="6.424cm"/>
          <chart:axis chart:dimension="x" chart:name="primary-x" chart:style-name="ch4" chartooo:axis-type="auto">
            <chartooo:date-scale/>
            <chart:categories table:cell-range-address="summary.B11:summary.G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ummary.B12:summary.G12" chart:label-cell-address="summary.A12:summary.A12" chart:class="chart:bar">
            <chart:data-point chart:repeated="6"/>
          </chart:series>
          <chart:series chart:style-name="ch8" chart:values-cell-range-address="summary.B13:summary.G13" chart:label-cell-address="summary.A13:summary.A13" chart:class="chart:bar">
            <chart:data-point chart:repeated="6"/>
          </chart:series>
          <chart:series chart:style-name="ch9" chart:values-cell-range-address="summary.B14:summary.G14" chart:label-cell-address="summary.A14:summary.A14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ision – Literature</text:p>
                <draw:g>
                  <svg:desc>summary.B11:summary.G11</svg:desc>
                </draw:g>
              </table:table-cell>
              <table:table-cell office:value-type="string">
                <text:p>Decision – Target</text:p>
              </table:table-cell>
              <table:table-cell office:value-type="string">
                <text:p>Ran. Forest – Literature</text:p>
              </table:table-cell>
              <table:table-cell office:value-type="string">
                <text:p>Ran. Forest – Target</text:p>
              </table:table-cell>
              <table:table-cell office:value-type="string">
                <text:p>SVM – Literature</text:p>
              </table:table-cell>
              <table:table-cell office:value-type="string">
                <text:p>SVM – Target</text:p>
              </table:table-cell>
            </table:table-row>
          </table:table-header-rows>
          <table:table-rows>
            <table:table-row>
              <table:table-cell office:value-type="string">
                <text:p>Trainning</text:p>
                <draw:g>
                  <svg:desc>summary.A12:summary.A12</svg:desc>
                </draw:g>
              </table:table-cell>
              <table:table-cell office:value-type="float" office:value="0.747875354107649">
                <text:p>0.747875354107649</text:p>
                <draw:g>
                  <svg:desc>summary.B12:summary.G12</svg:desc>
                </draw:g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767123287671233">
                <text:p>0.767123287671233</text:p>
              </table:table-cell>
              <table:table-cell office:value-type="float" office:value="1">
                <text:p>1</text:p>
              </table:table-cell>
              <table:table-cell office:value-type="float" office:value="0.890965732087227">
                <text:p>0.890965732087227</text:p>
              </table:table-cell>
              <table:table-cell office:value-type="float" office:value="0.673913043478261">
                <text:p>0.673913043478261</text:p>
              </table:table-cell>
            </table:table-row>
            <table:table-row>
              <table:table-cell office:value-type="string">
                <text:p>CV</text:p>
                <draw:g>
                  <svg:desc>summary.A13:summary.A13</svg:desc>
                </draw:g>
              </table:table-cell>
              <table:table-cell office:value-type="float" office:value="0.724798742571996">
                <text:p>0.724798742571996</text:p>
                <draw:g>
                  <svg:desc>summary.B13:summary.G13</svg:desc>
                </draw:g>
              </table:table-cell>
              <table:table-cell office:value-type="float" office:value="0.90877011428353">
                <text:p>0.90877011428353</text:p>
              </table:table-cell>
              <table:table-cell office:value-type="float" office:value="0.548639051580228">
                <text:p>0.548639051580228</text:p>
              </table:table-cell>
              <table:table-cell office:value-type="float" office:value="0.918461567863013">
                <text:p>0.918461567863013</text:p>
              </table:table-cell>
              <table:table-cell office:value-type="float" office:value="0.403049849569457">
                <text:p>0.403049849569457</text:p>
              </table:table-cell>
              <table:table-cell office:value-type="float" office:value="0.64084909099615">
                <text:p>0.64084909099615</text:p>
              </table:table-cell>
            </table:table-row>
            <table:table-row>
              <table:table-cell office:value-type="string">
                <text:p>Test</text:p>
                <draw:g>
                  <svg:desc>summary.A14:summary.A14</svg:desc>
                </draw:g>
              </table:table-cell>
              <table:table-cell office:value-type="float" office:value="0.833333333333333">
                <text:p>0.833333333333333</text:p>
                <draw:g>
                  <svg:desc>summary.B14:summary.G14</svg:desc>
                </draw:g>
              </table:table-cell>
              <table:table-cell office:value-type="float" office:value="0.974358974358974">
                <text:p>0.974358974358974</text:p>
              </table:table-cell>
              <table:table-cell office:value-type="float" office:value="0.805970149253731">
                <text:p>0.805970149253731</text:p>
              </table:table-cell>
              <table:table-cell office:value-type="float" office:value="1">
                <text:p>1</text:p>
              </table:table-cell>
              <table:table-cell office:value-type="float" office:value="0.987341772151899">
                <text:p>0.987341772151899</text:p>
              </table:table-cell>
              <table:table-cell office:value-type="float" office:value="0.596491228070175">
                <text:p>0.596491228070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